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092127" officeooo:paragraph-rsid="00098175" style:font-weight-asian="bold" style:font-weight-complex="bold"/>
    </style:style>
    <style:style style:name="P2" style:family="paragraph" style:parent-style-name="Standard">
      <style:text-properties fo:font-size="11pt" fo:font-weight="bold" officeooo:rsid="00080d61" officeooo:paragraph-rsid="00080d6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paragraph-rsid="00080d61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officeooo:paragraph-rsid="00080d61"/>
    </style:style>
    <style:style style:name="P6" style:family="paragraph" style:parent-style-name="Standard">
      <style:text-properties officeooo:paragraph-rsid="000b548f"/>
    </style:style>
    <style:style style:name="P7" style:family="paragraph" style:parent-style-name="Standard">
      <style:text-properties officeooo:paragraph-rsid="00098175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80d61" officeooo:paragraph-rsid="00080d61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c6798" officeooo:paragraph-rsid="000c6798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fo:font-size="11pt" style:font-size-asian="11pt" style:font-size-complex="11pt"/>
    </style:style>
    <style:style style:name="P11" style:family="paragraph" style:parent-style-name="Standard" style:list-style-name="L1">
      <style:text-properties fo:font-size="11pt" officeooo:paragraph-rsid="00080d61" style:font-size-asian="11pt" style:font-size-complex="11pt"/>
    </style:style>
    <style:style style:name="P12" style:family="paragraph" style:parent-style-name="Standard" style:list-style-name="L1">
      <style:text-properties fo:font-size="11pt" fo:font-weight="bold" officeooo:paragraph-rsid="00080d61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normal" officeooo:paragraph-rsid="00080d61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bold" officeooo:paragraph-rsid="0014a784" style:font-weight-asian="bold" style:font-weight-complex="bold"/>
    </style:style>
    <style:style style:name="P16" style:family="paragraph" style:parent-style-name="Standard" style:list-style-name="L6">
      <style:text-properties fo:font-weight="bold" style:font-weight-asian="bold" style:font-weight-complex="bold"/>
    </style:style>
    <style:style style:name="P17" style:family="paragraph" style:parent-style-name="Standard" style:list-style-name="L8">
      <style:text-properties fo:font-weight="bold" style:font-weight-asian="bold" style:font-weight-complex="bold"/>
    </style:style>
    <style:style style:name="P18" style:family="paragraph" style:parent-style-name="Standard" style:list-style-name="L10">
      <style:text-properties fo:font-weight="bold" style:font-weight-asian="bold" style:font-weight-complex="bold"/>
    </style:style>
    <style:style style:name="P19" style:family="paragraph" style:parent-style-name="Standard" style:list-style-name="L12">
      <style:text-properties fo:font-weight="bold" style:font-weight-asian="bold" style:font-weight-complex="bold"/>
    </style:style>
    <style:style style:name="P20" style:family="paragraph" style:parent-style-name="Standard" style:list-style-name="L14">
      <style:text-properties fo:font-weight="bold" style:font-weight-asian="bold" style:font-weight-complex="bold"/>
    </style:style>
    <style:style style:name="P21" style:family="paragraph" style:parent-style-name="Standard" style:list-style-name="L16">
      <style:text-properties fo:font-weight="bold" style:font-weight-asian="bold" style:font-weight-complex="bold"/>
    </style:style>
    <style:style style:name="P22" style:family="paragraph" style:parent-style-name="Standard" style:list-style-name="L18">
      <style:text-properties fo:font-weight="bold" style:font-weight-asian="bold" style:font-weight-complex="bold"/>
    </style:style>
    <style:style style:name="P23" style:family="paragraph" style:parent-style-name="Standard" style:list-style-name="L20">
      <style:text-properties fo:font-weight="bold" style:font-weight-asian="bold" style:font-weight-complex="bold"/>
    </style:style>
    <style:style style:name="P24" style:family="paragraph" style:parent-style-name="Standard" style:list-style-name="L21">
      <style:paragraph-properties fo:text-align="end" style:justify-single-word="false"/>
      <style:text-properties fo:font-weight="bold" officeooo:rsid="00092127" officeooo:paragraph-rsid="00092127" style:font-weight-asian="bold" style:font-weight-complex="bold"/>
    </style:style>
    <style:style style:name="P25" style:family="paragraph" style:parent-style-name="Standard" style:list-style-name="L21">
      <style:paragraph-properties fo:text-align="end" style:justify-single-word="false"/>
      <style:text-properties fo:font-weight="bold" officeooo:rsid="00092127" officeooo:paragraph-rsid="00098175" style:font-weight-asian="bold" style:font-weight-complex="bold"/>
    </style:style>
    <style:style style:name="P26" style:family="paragraph" style:parent-style-name="Standard" style:list-style-name="L21">
      <style:text-properties fo:font-weight="bold" officeooo:rsid="00092127" officeooo:paragraph-rsid="000b548f" style:font-weight-asian="bold" style:font-weight-complex="bold"/>
    </style:style>
    <style:style style:name="P27" style:family="paragraph" style:parent-style-name="Standard" style:list-style-name="L21">
      <style:text-properties fo:font-weight="bold" officeooo:rsid="00092127" officeooo:paragraph-rsid="000fa2e7" style:font-weight-asian="bold" style:font-weight-complex="bold"/>
    </style:style>
    <style:style style:name="P28" style:family="paragraph" style:parent-style-name="Standard">
      <style:text-properties fo:font-weight="bold" officeooo:rsid="00092127" officeooo:paragraph-rsid="00109361" style:font-weight-asian="bold" style:font-weight-complex="bold"/>
    </style:style>
    <style:style style:name="P29" style:family="paragraph" style:parent-style-name="Standard" style:list-style-name="L3"/>
    <style:style style:name="P30" style:family="paragraph" style:parent-style-name="Standard" style:list-style-name="L5"/>
    <style:style style:name="P31" style:family="paragraph" style:parent-style-name="Standard" style:list-style-name="L7"/>
    <style:style style:name="P32" style:family="paragraph" style:parent-style-name="Standard" style:list-style-name="L9"/>
    <style:style style:name="P33" style:family="paragraph" style:parent-style-name="Standard" style:list-style-name="L11"/>
    <style:style style:name="P34" style:family="paragraph" style:parent-style-name="Standard" style:list-style-name="L13"/>
    <style:style style:name="P35" style:family="paragraph" style:parent-style-name="Standard" style:list-style-name="L15"/>
    <style:style style:name="P36" style:family="paragraph" style:parent-style-name="Standard" style:list-style-name="L17"/>
    <style:style style:name="P37" style:family="paragraph" style:parent-style-name="Standard" style:list-style-name="L19"/>
    <style:style style:name="P38" style:family="paragraph" style:parent-style-name="Standard" style:list-style-name="L21"/>
    <style:style style:name="P39" style:family="paragraph" style:parent-style-name="Standard" style:list-style-name="L21">
      <style:text-properties officeooo:paragraph-rsid="000b548f"/>
    </style:style>
    <style:style style:name="P40" style:family="paragraph" style:parent-style-name="Standard" style:list-style-name="L21">
      <style:text-properties officeooo:paragraph-rsid="00105af0"/>
    </style:style>
    <style:style style:name="P41" style:family="paragraph" style:parent-style-name="Standard" style:list-style-name="L22"/>
    <style:style style:name="P42" style:family="paragraph" style:parent-style-name="Standard" style:list-style-name="L23"/>
    <style:style style:name="P43" style:family="paragraph" style:parent-style-name="Standard" style:list-style-name="L24"/>
    <style:style style:name="P44" style:family="paragraph" style:parent-style-name="Standard" style:list-style-name="L2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2127" style:font-weight-asian="bold" style:font-weight-complex="bold"/>
    </style:style>
    <style:style style:name="T3" style:family="text">
      <style:text-properties fo:font-weight="bold" officeooo:rsid="000eaa0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8175" style:font-weight-asian="normal" style:font-weight-complex="normal"/>
    </style:style>
    <style:style style:name="T6" style:family="text">
      <style:text-properties fo:font-weight="normal" officeooo:rsid="000b548f" style:font-weight-asian="normal" style:font-weight-complex="normal"/>
    </style:style>
    <style:style style:name="T7" style:family="text">
      <style:text-properties fo:font-weight="normal" officeooo:rsid="000eaa05" style:font-weight-asian="normal" style:font-weight-complex="normal"/>
    </style:style>
    <style:style style:name="T8" style:family="text">
      <style:text-properties fo:font-weight="normal" officeooo:rsid="000fa2e7" style:font-weight-asian="normal" style:font-weight-complex="normal"/>
    </style:style>
    <style:style style:name="T9" style:family="text">
      <style:text-properties fo:font-weight="normal" officeooo:rsid="00105af0" style:font-weight-asian="normal" style:font-weight-complex="normal"/>
    </style:style>
    <style:style style:name="T10" style:family="text">
      <style:text-properties fo:font-weight="normal" officeooo:rsid="00109361" style:font-weight-asian="normal" style:font-weight-complex="normal"/>
    </style:style>
    <style:style style:name="T11" style:family="text">
      <style:text-properties officeooo:rsid="00092127"/>
    </style:style>
    <style:style style:name="T12" style:family="text">
      <style:text-properties officeooo:rsid="00098175"/>
    </style:style>
    <style:style style:name="T13" style:family="text">
      <style:text-properties officeooo:rsid="000b548f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officeooo:rsid="000dee35"/>
    </style:style>
    <style:style style:name="T16" style:family="text">
      <style:text-properties officeooo:rsid="000eaa05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officeooo:rsid="00092127" style:font-size-asian="10pt" style:font-weight-asian="bold" style:font-size-complex="10pt" style:font-weight-complex="bold"/>
    </style:style>
    <style:style style:name="T19" style:family="text">
      <style:text-properties officeooo:rsid="000fa2e7"/>
    </style:style>
    <style:style style:name="T20" style:family="text">
      <style:text-properties officeooo:rsid="00105af0"/>
    </style:style>
    <style:style style:name="T21" style:family="text">
      <style:text-properties officeooo:rsid="00109361"/>
    </style:style>
    <style:style style:name="T22" style:family="text">
      <style:text-properties officeooo:rsid="0014a78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3.92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5.17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6.42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67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92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10.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1.4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68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93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5.182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3.92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5.17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6.42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67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92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10.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1.4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68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93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5.182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3.92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5.17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6.42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67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92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10.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1.4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68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93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5.182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3.29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4.54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79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04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29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9.5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79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04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29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4.54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ção</text:p>
      <text:p text:style-name="P2"/>
      <text:p text:style-name="P3"><text:tab/>Este projeto tem como objetivo criar um computador personalizado, sob medida, que atenda às necessidades específicas do usuário. Ao longo deste trabalho, abordaremos as diferentes etapas e as áreas de conhecimento do PMI envolvidas na construção desse computador. Desde o planejamento e a definição das especificações técnicas até a montagem final e a instalação do software.</text:p>
      <text:p text:style-name="P3"/>
      <text:p text:style-name="P3"/>
      <text:p text:style-name="P3"/>
      <text:p text:style-name="P3"/>
      <text:p text:style-name="P2"><text:span text:style-name="T11">Descritivo das f</text:span>ases do projeto.</text:p>
      <text:p text:style-name="P2"/>
      <text:list xml:id="list1043187765" text:style-name="L1">
        <text:list-item>
          <text:p text:style-name="P10"><text:span text:style-name="T1">Planejamento:</text:span> Na fase de planejamento, realizaremos uma análise detalhada das necessidades do usuário, levando em consideração fatores como desempenho, finalidade de uso e orçamento disponível. Definiremos as especificações técnicas, como processador, placa-mãe, memória RAM, armazenamento, placa de vídeo, fonte de alimentação e gabinete. Também elaboraremos um cronograma de atividades e um plano de gerenciamento de custos para garantir o sucesso do projeto.</text:p>
          <text:p text:style-name="P10"/>
        </text:list-item>
        <text:list-item>
          <text:p text:style-name="P10"><text:span text:style-name="T1">Gerenciamento do Escopo:</text:span> Durante o gerenciamento do escopo, estabeleceremos os limites e as metas do projeto, identificando os componentes e os recursos necessários para a construção do computador personalizado. Também definiremos os critérios de aceitação e as entregas esperadas, garantindo que o produto final esteja alinhado com as expectativas do usuário.</text:p>
          <text:p text:style-name="P10"/>
        </text:list-item>
        <text:list-item>
          <text:p text:style-name="P10"><text:span text:style-name="T1">Gerenciamento do Tempo:</text:span> Nesta etapa, criaremos um cronograma detalhado que incluirá as atividades de pesquisa de componentes, aquisição de materiais, montagem do hardware e instalação do software. Alocaremos recursos e definiremos prazos realistas para cada etapa, garantindo que o projeto seja concluído dentro do cronograma estabelecido.</text:p>
          <text:p text:style-name="P10"/>
        </text:list-item>
        <text:list-item>
          <text:p text:style-name="P10"><text:span text:style-name="T1">Gerenciamento dos Custos:</text:span> Durante o gerenciamento dos custos, avaliaremos o orçamento disponível e faremos uma análise de custo-benefício para selecionar os melhores componentes dentro das limitações financeiras. Monitoraremos os gastos ao longo do projeto, evitando desperdícios e buscando obter o melhor valor pelos recursos investidos.</text:p>
          <text:p text:style-name="P10"/>
        </text:list-item>
        <text:list-item>
          <text:p text:style-name="P10"><text:span text:style-name="T1">Gerenciamento da Qualidade: </text:span>A qualidade é uma preocupação fundamental em nosso projeto. Realizaremos uma pesquisa criteriosa dos componentes, garantindo que sejam de alta qualidade e adequados às necessidades do usuário. Durante a montagem do hardware, seguiremos as melhores práticas e padrões da indústria para garantir um resultado final de excelência.</text:p>
          <text:p text:style-name="P10"/>
        </text:list-item>
        <text:list-item>
          <text:p text:style-name="P10"><text:span text:style-name="T1">Gerenciamento dos Recursos Humanos:</text:span> Nesta fase, atribuiremos funções e responsabilidades específicas aos membros da equipe, considerando suas habilidades e conhecimentos técnicos. Também promoveremos uma comunicação eficiente e um trabalho colaborativo entre os membros da equipe, visando o alcance dos objetivos do projeto.</text:p>
          <text:p text:style-name="P10"/>
        </text:list-item>
        <text:list-item>
          <text:p text:style-name="P10"><text:span text:style-name="T1">Gerenciamento das Comunicações: </text:span>Para garantir uma comunicação eficaz, estabeleceremos canais de comunicação claros e frequentes entre a equipe do projeto, o usuário final e outras partes interessadas. Manteremos todos informados sobre o andamento do projeto, esclarecendo dúvidas e solicitando feedback para garantir que as expectativas sejam atendidas.</text:p>
          <text:p text:style-name="P10"/>
        </text:list-item>
        <text:list-item>
          <text:p text:style-name="P10"><text:span text:style-name="T1">Gerenciamento de Riscos:</text:span> Identificaremos e avaliaremos os possíveis riscos que podem afetar o projeto, como atrasos na entrega de componentes, incompatibilidade entre os elementos do sistema ou problemas de montagem. Desenvolveremos estratégias de mitigação e planos de contingência para lidar com esses riscos, minimizando seus impactos negativos no projeto.</text:p>
          <text:p text:style-name="P10"/>
        </text:list-item>
        <text:list-item>
          <text:p text:style-name="P11"><text:span text:style-name="T1">Gerenciamento de Aquisições:</text:span> Durante o processo de aquisição de componentes, pesquisaremos fornecedores confiáveis e renomados no mercado. Faremos cotações, analisaremos as melhores opções em termos de qualidade, custo e disponibilidade, e realizaremos a compra dos componentes necessários.</text:p>
        </text:list-item>
        <text:list-item>
          <text:p text:style-name="P12"><text:soft-page-break/><text:s/>Gerenciamento da Integração: <text:span text:style-name="T4">O gerenciamento da integração é responsável por coordenar todas as etapas do projeto e garantir que elas estejam alinhadas. Coletaremos informações e atualizações de cada área de conhecimento, monitorando o progresso e realizando ajustes conforme necessário para garantir que o projeto seja concluído com sucesso.</text:span></text:p>
        </text:list-item>
      </text:list>
      <text:p text:style-name="P13"/>
      <text:p text:style-name="P13"/>
      <text:p text:style-name="P13"/>
      <text:p text:style-name="P8">PROJETO <text:s/>DELL VOSTRO SMALL 3710</text:p>
      <text:p text:style-name="P5"/>
      <text:p text:style-name="P5"/>
      <text:p text:style-name="P5"/>
      <text:p text:style-name="Standard"/>
      <text:list xml:id="list3765299015" text:style-name="L2">
        <text:list-item>
          <text:p text:style-name="P14">Gerenciamento da Integração:</text:p>
        </text:list-item>
      </text:list>
      <text:list xml:id="list117263068" text:style-name="L3">
        <text:list-item>
          <text:p text:style-name="P29">Desenvolver o plano de gerenciamento do projeto, definindo os objetivos, escopo, cronograma, orçamento e recursos necessários para a construção do computador.</text:p>
        </text:list-item>
        <text:list-item>
          <text:p text:style-name="P29">Coordenar e integrar todas as áreas de conhecimento para garantir a execução bem-sucedida do projeto.</text:p>
        </text:list-item>
      </text:list>
      <text:p text:style-name="Standard"/>
      <text:list xml:id="list175551506705148" text:continue-list="list3765299015" text:style-name="L2">
        <text:list-item>
          <text:p text:style-name="P15">Gerenciamento d<text:span text:style-name="T22">e Escopo</text:span>:</text:p>
        </text:list-item>
      </text:list>
      <text:p text:style-name="Standard"/>
      <text:p text:style-name="Standard"><text:tab/><text:span text:style-name="T22">2</text:span>.1 Descrição do Projeto</text:p>
      <text:p text:style-name="Standard"/>
      <text:p text:style-name="Standard"><text:tab/><text:tab/>O projeto tem como objetivo construir um computador comum que atenda <text:tab/><text:tab/>às necessidades dos usuários. O escopo do projeto inclui a definição dos <text:tab/><text:tab/>requisitos de hardware, software, sistema operacional e mão de obra <text:tab/><text:tab/><text:tab/>especializada para <text:span text:style-name="T22">projeto</text:span> e configuração do computador.</text:p>
      <text:p text:style-name="Standard"><text:tab/></text:p>
      <text:p text:style-name="Standard"><text:span text:style-name="T22"><text:tab/>2</text:span>.2 Requisitos de Hardware</text:p>
      <text:p text:style-name="Standard"/>
      <text:list xml:id="list670691799" text:style-name="L22">
        <text:list-item>
          <text:p text:style-name="P41">Processador: O computador deve ser equipado com um processador Intel Core i5 de 8ª geração, com velocidade de clock de 3,2 GHz ou superior.</text:p>
        </text:list-item>
        <text:list-item>
          <text:p text:style-name="P41">Memória RAM: O computador deve ter pelo menos 8 GB de memória RAM DDR4, com frequência mínima de 2400 MHz.</text:p>
          <text:p text:style-name="P41"/>
        </text:list-item>
        <text:list-item>
          <text:p text:style-name="P41">Armazenamento: O computador deve possuir um disco rígido de 1 TB (terabyte) e uma unidade de estado sólido (SSD) de 256 GB para um desempenho otimizado.</text:p>
          <text:p text:style-name="P41"/>
        </text:list-item>
        <text:list-item>
          <text:p text:style-name="P41">Placa-mãe: A placa-mãe deve ser compatível com o processador escolhido, ter slots de expansão para futuras atualizações e suportar as interfaces USB 3.0 e SATA III.</text:p>
          <text:p text:style-name="P41"/>
        </text:list-item>
        <text:list-item>
          <text:p text:style-name="P41">Placa de Vídeo: Uma placa de vídeo NVIDIA GeForce GTX 1660 com 6 GB de memória dedicada é necessária para suportar aplicativos e jogos com gráficos intensivos.</text:p>
          <text:p text:style-name="P41"/>
        </text:list-item>
        <text:list-item>
          <text:p text:style-name="P41">Fonte de Alimentação: Uma fonte de alimentação de 500 watts com certificação 80 Plus para garantir uma distribuição de energia estável e eficiente.</text:p>
          <text:p text:style-name="P41"/>
        </text:list-item>
      </text:list>
      <text:p text:style-name="Standard"><text:tab/><text:span text:style-name="T22">2</text:span>.3 Requisitos de Software</text:p>
      <text:p text:style-name="Standard"/>
      <text:list xml:id="list4121776525" text:style-name="L23">
        <text:list-item>
          <text:p text:style-name="P42">Sistema Operacional: O computador será configurado com o sistema <text:soft-page-break/>operacional Windows 10 Pro, versão 21H1, que é baseado na arquitetura x86-64 (64 bits) e suporta os modelos de programação Win32, .NET Framework e Universal Windows Platform (UWP).</text:p>
          <text:p text:style-name="P42"/>
        </text:list-item>
        <text:list-item>
          <text:p text:style-name="P42">Drivers: Serão instalados os drivers mais recentes para todos os componentes do hardware, garantindo a compatibilidade e o desempenho adequado do sistema.</text:p>
          <text:p text:style-name="P42"/>
        </text:list-item>
        <text:list-item>
          <text:p text:style-name="P42">Aplicativos: Além dos aplicativos padrão fornecidos pelo sistema operacional, serão instalados programas de produtividade, como um pacote de escritório e um navegador web atualizado.</text:p>
          <text:p text:style-name="P42"/>
        </text:list-item>
      </text:list>
      <text:p text:style-name="Standard"><text:tab/>1.4 Restrições e Limitações</text:p>
      <text:p text:style-name="Standard"/>
      <text:list xml:id="list3783007969" text:style-name="L24">
        <text:list-item>
          <text:p text:style-name="P43">Orçamento: O projeto tem um orçamento limitado para aquisição de componentes, com um limite máximo de gasto definido em R$ <text:span text:style-name="T22">500</text:span>.000,00.</text:p>
          <text:p text:style-name="P43"/>
        </text:list-item>
        <text:list-item>
          <text:p text:style-name="P43">Prazo: O projeto deve ser concluído dentro de <text:span text:style-name="T22">8</text:span> <text:span text:style-name="T22">meses</text:span>, considerando o tempo necessário para a aquisição de componentes e a montagem do computador.</text:p>
          <text:p text:style-name="P43"/>
        </text:list-item>
      </text:list>
      <text:p text:style-name="Standard"><text:tab/>1.5 Gerenciamento de Mão de Obra</text:p>
      <text:p text:style-name="Standard"/>
      <text:list xml:id="list2435227798" text:style-name="L25">
        <text:list-item>
          <text:p text:style-name="P44">Técnicos Especializados: Ser<text:span text:style-name="T22">am</text:span> necessário<text:span text:style-name="T22">s </text:span><text:s/>técnico<text:span text:style-name="T22">s</text:span> especializado<text:span text:style-name="T22">s</text:span> em montagem de <text:span text:style-name="T22">componentes elétricos</text:span> com conhecimento avançado em hardware de computador, compatibilidade de componentes e instalação de sistemas operacionais, <text:span text:style-name="T22">Tambem serám necessario sEngenheiros de Hardware para coordenar o projeto. </text:span></text:p>
          <text:p text:style-name="P44"/>
        </text:list-item>
      </text:list>
      <text:list xml:id="list3573449174" text:style-name="L5">
        <text:list-item>
          <text:list>
            <text:list-header>
              <text:p text:style-name="P30"/>
            </text:list-header>
          </text:list>
        </text:list-item>
      </text:list>
      <text:list xml:id="list2108748919" text:style-name="L6">
        <text:list-item>
          <text:p text:style-name="P16">Gerenciamento do Tempo:</text:p>
        </text:list-item>
      </text:list>
      <text:list xml:id="list3493975569" text:style-name="L7">
        <text:list-item>
          <text:p text:style-name="P31">EAP (Estrutura Analítica do Projeto) que descreva as principais atividades necessárias para a construção do computador, como:</text:p>
          <text:list>
            <text:list-item>
              <text:p text:style-name="P31">Pesquisa e seleção de componentes: realizar análises comparativas de diferentes marcas e modelos de cada componente, considerando desempenho, qualidade e preço, <text:span text:style-name="T11">priorizando os fornecedores que já tenham <text:s/>relacionamento com a <text:s/>DELL</text:span>.</text:p>
            </text:list-item>
            <text:list-item>
              <text:p text:style-name="P31">Aquisição dos componentes: realizar a compra dos componentes selecionados, levando em conta a disponibilidade no mercado, <text:span text:style-name="T11">durabilidade</text:span> e prazos de entrega.</text:p>
            </text:list-item>
            <text:list-item>
              <text:p text:style-name="P31">Montagem do hardware: organizar a sequência de montagem dos componentes, seguindo <text:span text:style-name="T11">o padrão de qualidade DELL </text:span><text:s/>e garantindo uma montagem segura e eficiente.</text:p>
            </text:list-item>
            <text:list-item>
              <text:p text:style-name="P31">Instalação do sistema operacional e drivers: preparar uma unidade USB inicializável com o sistema operacional Windows 10 Professional 64 bits e os drivers mais recentes.</text:p>
            </text:list-item>
            <text:list-item>
              <text:p text:style-name="P31">Configuração de software e personalização: instalar softwares adicionais conforme as necessidades do usuário final, como pacotes de produtividade, programas de edição de fotos e vídeos, entre outros.</text:p>
              <text:p text:style-name="P31"/>
            </text:list-item>
          </text:list>
        </text:list-item>
      </text:list>
      <text:list xml:id="list389132619" text:style-name="L8">
        <text:list-item>
          <text:p text:style-name="P17">Gerenciamento dos Custos:</text:p>
        </text:list-item>
      </text:list>
      <text:list xml:id="list1749500978" text:style-name="L9">
        <text:list-item>
          <text:p text:style-name="P32">Realizar uma análise de custos detalhada, considerando os preços dos componentes em diferentes fornecedores, custos de envio e eventuais impostos.</text:p>
        </text:list-item>
        <text:list-item>
          <text:p text:style-name="P32"><text:soft-page-break/>Desenvolver um orçamento que permita controlar os gastos ao longo do projeto e garantir que estejam dentro das restrições financeiras estabelecidas.</text:p>
          <text:p text:style-name="P32"/>
        </text:list-item>
      </text:list>
      <text:list xml:id="list2707010858" text:style-name="L10">
        <text:list-item>
          <text:p text:style-name="P18">Gerenciamento da Qualidade:</text:p>
        </text:list-item>
      </text:list>
      <text:list xml:id="list3852015222" text:style-name="L11">
        <text:list-item>
          <text:p text:style-name="P33">Estabelecer critérios de qualidade para os componentes a serem adquiridos, considerando a reputação dos fabricantes, as especificações técnicas e as avaliações de usuários.</text:p>
        </text:list-item>
        <text:list-item>
          <text:p text:style-name="P33">Realizar testes de qualidade durante a montagem do computador, como verificação da estabilidade do sistema, testes de temperatura e benchmarks para avaliar o desempenho.</text:p>
          <text:p text:style-name="P33"/>
        </text:list-item>
      </text:list>
      <text:list xml:id="list486861336" text:style-name="L12">
        <text:list-item>
          <text:p text:style-name="P19">Gerenciamento dos Recursos Humanos:</text:p>
        </text:list-item>
      </text:list>
      <text:list xml:id="list2090397080" text:style-name="L13">
        <text:list-item>
          <text:p text:style-name="P34">Identificar as habilidades técnicas necessárias para a montagem do computador, como conhecimento em hardware, sistemas operacionais e montagem de componentes.</text:p>
        </text:list-item>
        <text:list-item>
          <text:p text:style-name="P34">Alocar recursos humanos qualificados para cada etapa do projeto, como técnicos de hardware e especialistas em software.</text:p>
          <text:p text:style-name="P34"/>
        </text:list-item>
      </text:list>
      <text:list xml:id="list615731019" text:style-name="L14">
        <text:list-item>
          <text:p text:style-name="P20">Gerenciamento das Comunicações:</text:p>
        </text:list-item>
      </text:list>
      <text:list xml:id="list3857499052" text:style-name="L15">
        <text:list-item>
          <text:p text:style-name="P35">Estabelecer canais de comunicação claros entre a equipe do projeto, fornecedores e usuário final, como reuniões presenciais, chamadas telefônicas, e-mails e mensagens instantâneas.</text:p>
        </text:list-item>
        <text:list-item>
          <text:p text:style-name="P35">Realizar reuniões regulares para acompanhar o progresso, discutir possíveis problemas e garantir a comunicação efetiva entre as partes envolvidas.</text:p>
          <text:p text:style-name="P35"/>
        </text:list-item>
      </text:list>
      <text:list xml:id="list1738434305" text:style-name="L16">
        <text:list-item>
          <text:p text:style-name="P21">Gerenciamento de Riscos:</text:p>
        </text:list-item>
      </text:list>
      <text:list xml:id="list55055344" text:style-name="L17">
        <text:list-item>
          <text:p text:style-name="P36">Identificar os principais riscos do projeto, como atrasos na entrega de componentes, incompatibilidades entre os dispositivos e problemas durante a montagem.</text:p>
        </text:list-item>
        <text:list-item>
          <text:p text:style-name="P36">Desenvolver um plano de mitigação de riscos, com ações específicas para minimizar ou eliminar os impactos negativos dos riscos identificados, como a definição de fornecedores alternativos e a realização de testes prévios aos componentes.</text:p>
          <text:p text:style-name="P36"/>
        </text:list-item>
      </text:list>
      <text:list xml:id="list1051871922" text:style-name="L18">
        <text:list-item>
          <text:p text:style-name="P22">Gerenciamento de Aquisições:</text:p>
        </text:list-item>
      </text:list>
      <text:list xml:id="list3035888993" text:style-name="L19">
        <text:list-item>
          <text:p text:style-name="P37">Identificar os componentes a serem adquiridos e pesquisar fornecedores confiáveis, levando em consideração a reputação, o suporte pós-venda e a garantia dos produtos.</text:p>
        </text:list-item>
        <text:list-item>
          <text:p text:style-name="P37">Realizar cotações e negociações para obter os melhores preços e condições de entrega.</text:p>
        </text:list-item>
        <text:list-item>
          <text:p text:style-name="P37">Gerenciar o processo de aquisição, incluindo a emissão de ordens de compra, o acompanhamento das entregas e a verificação da conformidade dos produtos recebidos.</text:p>
          <text:p text:style-name="P37"/>
        </text:list-item>
      </text:list>
      <text:list xml:id="list860412522" text:style-name="L20">
        <text:list-item>
          <text:p text:style-name="P23">Gerenciamento das Partes Interessadas:</text:p>
        </text:list-item>
      </text:list>
      <text:list xml:id="list1268821899" text:style-name="L21">
        <text:list-item>
          <text:p text:style-name="P38">Identificar as partes interessadas envolvidas no projeto, como o usuário final, fornecedores e equipe de projeto.</text:p>
        </text:list-item>
        <text:list-item>
          <text:p text:style-name="P38">Compreender suas expectativas, necessidades e preocupações.</text:p>
        </text:list-item>
        <text:list-item>
          <text:p text:style-name="P38">Manter um bom relacionamento com as partes interessadas, fornecendo atualizações regulares sobre o progresso do projeto, esclarecendo dúvidas e solucionando eventuais problemas ou conflito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tab/><text:tab/><text:span text:style-name="T14">Qual foi o trabalho realizado por cada membro do time? </text:span></text:p>
      <text:p text:style-name="Standard"/>
      <text:p text:style-name="Standard"/>
      <text:p text:style-name="Standard"/>
      <text:list xml:id="list175550508538177" text:continue-numbering="true" text:style-name="L21">
        <text:list-item>
          <text:p text:style-name="P38"><text:soft-page-break/><text:span text:style-name="T1">Gerenciamento da Integração</text:span>: Na fase de gerenciamento da integração, <text:span text:style-name="T11">coordenei </text:span>todas as atividades e processos, desenvolvendo um plano de gerenciamento do projeto. Assegurando<text:span text:style-name="T11"> que </text:span><text:s/>que todas as áreas <text:span text:style-name="T11">importantes para o sucesso do projeto estejam contempladas,</text:span> alinhadas e integradas de forma eficaz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>(Nome do Aluno - Matricula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8"/>
        </text:list-item>
        <text:list-item>
          <text:p text:style-name="P38"><text:span text:style-name="T1">Gerenciamento do Escopo:</text:span> <text:span text:style-name="T12">No Gerenciamento de escopo,</text:span> identifi<text:span text:style-name="T12">quei junco com a equipe técnica e comercial </text:span>as necessidades e requisitos do usuário final em relação ao computador a ser construído. <text:span text:style-name="T12">Definimos o</text:span> escopo do projeto, especificando os componentes de hardware e software a serem incluídos, além de estabelecer limites claros para garantir que o projeto permaneça dentro do escopo definido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">(Nome do Aluno - Matricula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8"/>
        </text:list-item>
        <text:list-item>
          <text:p text:style-name="P38"><text:span text:style-name="T1">Gerenciamento do Tempo:</text:span> <text:span text:style-name="T12">Criamos um cronograma de trabalho detalhado utilizando o trello</text:span>, defini<text:span text:style-name="T12">mos </text:span><text:s/>as atividades necessárias <text:span text:style-name="T12">e os responsáveis por cada uma delas</text:span>. <text:span text:style-name="T12">Utilizamos a metodologia Scrum, para que a equipe esteja sempre se comunicando.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">(Nome do Aluno - Matricula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75549417208356" text:continue-numbering="true" text:style-name="L21">
        <text:list-item>
          <text:p text:style-name="P38"><text:span text:style-name="T1">Gerenciamento dos Custos: </text:span><text:span text:style-name="T5">No inicio do projeto fizemos um trabalho de </text:span><text:s/>análise <text:span text:style-name="T12">e viabilidade </text:span>financeira do projeto, levando em consideração os preços dos componentes, os custos de envio e eventuais impostos. <text:span text:style-name="T12">Acompanhamos os gastos ao longo do projeto</text:span>, garantindo que <text:span text:style-name="T12">ficassem </text:span><text:s/>dentro do orçamento previsto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">(Nome do Aluno – Matricula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75549635011567" text:continue-numbering="true" text:style-name="L21">
        <text:list-item>
          <text:p text:style-name="P38"><text:span text:style-name="T1">Gerenciamento da Qualidade:</text:span> <text:span text:style-name="T12">Estabelecemos </text:span><text:s/>critérios e padrões de qualidade para os componentes do computador, <text:span text:style-name="T12">seguindo as regras de compliance estebelecidas pela DELL. Realizamos </text:span><text:s/>inspeções e testes rigorosos durante a montagem, garantindo que os componentes atend<text:span text:style-name="T12">essem </text:span><text:s/>aos requisitos de desempenho, confiabilidade e durabilidade estabelecidos.</text:p>
        </text:list-item>
      </text:list>
      <text:p text:style-name="P7"><text:tab/><text:tab/><text:tab/><text:tab/><text:tab/> <text:s text:c="14"/><text:span text:style-name="T2">(Nome do Aluno – Matricula)</text:span></text:p>
      <text:p text:style-name="Standard"/>
      <text:list xml:id="list175550538636470" text:continue-numbering="true" text:style-name="L21">
        <text:list-item>
          <text:p text:style-name="P38"><text:span text:style-name="T1">Gerenciamento dos Recursos Humanos:</text:span> <text:span text:style-name="T15">Baseado no escopo do projeto identificamos os soft e hard skills necessários </text:span>para a construção do computador, como conhecimento em hardware, sistemas operacionais e montagem de componentes <text:span text:style-name="T15">e profissionais de testes</text:span>. <text:span text:style-name="T12">Alocamos </text:span>a equipe apropriada para cada tarefa, <text:span text:style-name="T15">conforme definição do cronograma e baseado no investimento disponível para execução do projeto </text:span>, assegurando que os <text:span text:style-name="T15">profissionais </text:span>qualificados e<text:span text:style-name="T12">stivessem</text:span> disponíveis durante <text:span text:style-name="T15">o momento certo da etapa do projeto, para que não ficássemos com mão de obra ociosa e com isso extrapolássemos os custo e cronograma definido</text:span>.</text:p>
        </text:list-item>
      </text:list>
      <text:p text:style-name="Standard"><text:tab/><text:tab/><text:tab/><text:tab/><text:tab/> <text:s text:c="14"/><text:span text:style-name="T2">(</text:span><text:span text:style-name="T3">Carlos Leao</text:span><text:span text:style-name="T2"> – </text:span><text:span text:style-name="T17">2023111590209</text:span><text:span text:style-name="T18"> </text:span><text:span text:style-name="T2">)</text:span></text:p>
      <text:p text:style-name="Standard"/>
      <text:list xml:id="list175550056283155" text:continue-numbering="true" text:style-name="L21">
        <text:list-item>
          <text:p text:style-name="P38"><text:span text:style-name="T1">Gerenciamento das Comunicações:</text:span> <text:span text:style-name="T13">Estabelecemos</text:span> canais eficazes de comunicação entre a equipe do projeto, fornecedores e o usuário final. <text:span text:style-name="T13">Realizamos </text:span><text:s/>reuniões regulares <text:span text:style-name="T13">(Dailys)</text:span>, envia<text:span text:style-name="T13">mos </text:span><text:s/>relatórios de status <text:span text:style-name="T13">para </text:span>facilita<text:span text:style-name="T13">r</text:span> a comunicação <text:span text:style-name="T13">entre </text:span>todas as partes interessadas, <text:span text:style-name="T13">e manter todos atualizados</text:span>.</text:p>
        </text:list-item>
      </text:list>
      <text:p text:style-name="P6"><text:tab/><text:tab/><text:tab/><text:tab/> <text:s text:c="33"/><text:span text:style-name="T2">(Nome do Aluno – Matricula)</text:span></text:p>
      <text:p text:style-name="P6"/>
      <text:list xml:id="list175550258457306" text:continue-numbering="true" text:style-name="L21">
        <text:list-item>
          <text:p text:style-name="P40"><text:span text:style-name="T1">Gerenciamento de Riscos:</text:span><text:span text:style-name="T9"> Sabendo que dificilmente um projeto completo decorre com 100% de tranquilidade e sem nenhuma falha, listamos todos os riscos possíveis e conhecidos internos ou externos que poderiam impactar ou ate inviabilizar o projeto, colocamos esses itens em ordem de grande</text:span><text:span text:style-name="T10">za</text:span><text:span text:style-name="T9"> levando em consideração a possibilidade de acontecerem, sendo a escala de “possibilidade remota” ate “Possibilidade eminente”, com essa definição em </text:span><text:soft-page-break/><text:span text:style-name="T9">mãos, d</text:span><text:span text:style-name="T6">esenvolvemos </text:span><text:span text:style-name="T9">planos de mitigação para minimizar os impactos negativos desses riscos, como por exemplo, em relação a for</text:span><text:span text:style-name="T10">ne</text:span><text:span text:style-name="T9">cedores, mapeamos e aprovamos três em cada áreas, para que algum problema com um fornecedor não atrapalhasse o projeto</text:span><text:span text:style-name="T13">. </text:span><text:span text:style-name="T21">Umas das nossas primeiras ações foi, como se trata da construção de um computador, precisamos ter a certeza que nossa empresa e todos os externos envolvidos não tinham nenhuma pendência documental em relação a meio ambiente, declarações fiscais, alvarás de funcionamento e questões relacionadas a marcas e patentes. Nossa lista de risco foi atualizada durante todo o projeto, pois em um projeto de médio ou longo prazo, algumas variáveis externas ou ate internas, só são descobertas durante a execução.</text:span></text:p>
        </text:list-item>
      </text:list>
      <text:p text:style-name="P28"><text:tab/><text:tab/><text:tab/><text:tab/><text:tab/> <text:s text:c="13"/>(<text:span text:style-name="T16">Carlos Leao</text:span> – <text:span text:style-name="T17">2023111590209</text:span>)</text:p>
      <text:p text:style-name="Standard"/>
      <text:list xml:id="list175549445420549" text:continue-numbering="true" text:style-name="L21">
        <text:list-item>
          <text:p text:style-name="P38"><text:span text:style-name="T1">Gerenciamento de Aquisições:</text:span><text:span text:style-name="T4"> </text:span><text:span text:style-name="T7">Nesta fase, criamos um “checklist” de perfil </text:span><text:span text:style-name="T8">com caracterialistas de mercado </text:span><text:span text:style-name="T7">aceitáveis de fornecedores baseado no escopo do projeto, tanto para aquisição de produtos quanto para aquisição de mão de obra terceirizada, como por exemplo a </text:span><text:span text:style-name="T8">montagem dos computadores, baseado nesse cenário e pensando em mitigar os riscos do projeto em relação a falta de produtos ou demora na entrega, </text:span><text:span text:style-name="T13">pesquisamos no mínimo três fornecedores confiáveis para cada </text:span><text:span text:style-name="T19">grupo de componentes e serviços</text:span>. <text:span text:style-name="T13">Fizemos cotações</text:span>, negociações e ordens de compra para <text:span text:style-name="T19">aquisição de </text:span>componentes de hardware e software, <text:span text:style-name="T20">para mão de obra terceirizada optamos por realizar contrato por preço fixo, sempre se baseando pelo cronograma do projeto</text:span>, <text:span text:style-name="T13">Monitorando</text:span><text:span text:style-name="T19"> sempre o score dos fornecedores escolhidos, para manter a qualidade do projeto e </text:span>garanti<text:span text:style-name="T19">r</text:span> que os componentes <text:span text:style-name="T13">fossem</text:span> entregues dentro do prazo estabelecido. <text:span text:style-name="T19">Tivemos o cuidado de fazer uma previa pesquisa sobre os prestadores de serviço e fornecedores, com relação a tempo de mercado, satisfação de outros clientes e situação da empresa junto aos órgãos governamentais.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7"><text:s text:c="11"/>(<text:span text:style-name="T16">Carlos Leao</text:span> – <text:span text:style-name="T17">2023111590209 </text:span>)</text:p>
                                      <text:list>
                                        <text:list-header>
                                          <text:p text:style-name="P39"/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8"/>
        </text:list-item>
        <text:list-item>
          <text:p text:style-name="P38"><text:span text:style-name="T1">Gerenciamento das Partes Interessadas: </text:span><text:span text:style-name="T6">Identificamos e documentamos </text:span><text:span text:style-name="T13">as </text:span>expectativas, necessidades e preocupações das partes interessadas no projeto, como o usuário final, <text:span text:style-name="T13">revendedores e </text:span>fornecedores. <text:span text:style-name="T13">Conseguimos manter </text:span>um bom relacionamento com as partes interessadas, fornecendo atualizações regulares, esclarecendo dúvidas e solucionando <text:span text:style-name="T13">problemas eventuais que aconteceram durante o projeto</text:span>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<text:s text:c="13"/>(Nome do Aluno – Matricula)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4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6T17:55:49.232000000</dc:date>
    <meta:editing-duration>PT44M25S</meta:editing-duration>
    <meta:editing-cycles>3</meta:editing-cycles>
    <meta:generator>LibreOffice/7.3.6.2$Windows_X86_64 LibreOffice_project/c28ca90fd6e1a19e189fc16c05f8f8924961e12e</meta:generator>
    <meta:document-statistic meta:table-count="0" meta:image-count="0" meta:object-count="0" meta:page-count="6" meta:paragraph-count="111" meta:word-count="2348" meta:character-count="16172" meta:non-whitespace-character-count="13841"/>
  </office:meta>
</office:document-meta>
</file>